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83B233DA0332F05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83B233DA0332F0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confronteert valse discipelen</text:span></text:p>
            <text:p text:style-name="P3"><text:span text:style-name="T2">(Johannes 8:31-59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5:23.840000000</dc:date>
    <meta:editing-duration>PT2H41M7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